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6666ff" fo:language="ru" fo:country="RU"/>
    </style:style>
    <style:style style:name="P19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0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1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3">
      <style:text-properties fo:language="ru" fo:country="RU" fo:background-color="#ffff00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en" fo:country="US" officeooo:rsid="001171a1" officeooo:paragraph-rsid="001171a1"/>
    </style:style>
    <style:style style:name="P2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4b151" style:font-style-asian="normal" style:font-style-complex="normal"/>
    </style:style>
    <style:style style:name="P2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76f1c" officeooo:paragraph-rsid="00176f1c" style:font-style-asian="normal" style:font-style-complex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9b533" officeooo:paragraph-rsid="0019b533" style:font-style-asian="normal" style:font-style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9b533" officeooo:paragraph-rsid="0019f39c" style:font-style-asian="normal" style:font-style-complex="normal"/>
    </style:style>
    <style:style style:name="P3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9f39c" officeooo:paragraph-rsid="0019f39c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officeooo:rsid="001078a1"/>
    </style:style>
    <style:style style:name="T15" style:family="text">
      <style:text-properties officeooo:rsid="00176f1c"/>
    </style:style>
    <style:style style:name="T16" style:family="text">
      <style:text-properties officeooo:rsid="0019f39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</text:p>
      <text:p text:style-name="P11">Улучшить 1-ю и 2-ю главы (особенно вторую половину второй главы)!</text:p>
      <text:h text:style-name="Heading_20_2" text:outline-level="2">Staging page: <text:span text:style-name="T14">33</text:span></text:h>
      <text:p text:style-name="P18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7">2. Пробуждение - <text:span text:style-name="T6">Pet Shop Boys “So Hard”???</text:span></text:p>
      <text:p text:style-name="P17">3. Норф - <text:span text:style-name="T6">Dire Straits “Coyote”</text:span></text:p>
      <text:p text:style-name="P24">4. З<text:span text:style-name="T3">аклинание Последнего Шанса. </text:span><text:span text:style-name="T7">Mike Oldfield – Tres Lunas ”To Be Free” (Radio Edit)</text:span></text:p>
      <text:p text:style-name="P25"><text:span text:style-name="T7">5. Нерадивый ученик</text:span></text:p>
      <text:p text:style-name="P25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25"><text:span text:style-name="T9">7. </text:span>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<text:soft-page-break/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<text:soft-page-break/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26">Как будто услышав мои мысли, Дэш поджала ноги и расправила крылья. Я синхронно <text:span text:style-name="T15">отработал </text:span>штурвал<text:span text:style-name="T15">ом</text:span>. Мы провалились <text:span text:style-name="T15">в</text:span> облак<text:span text:style-name="T15">о, чтобы в падении развернуться и выпрыгнуть вертикально вверх, словно дельфины из морской глади</text:span>.</text:p>
      <text:p text:style-name="P28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28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28">Капля упала мне на щеку. Потом вторая, третья.</text:p>
      <text:p text:style-name="P29">Откуда дождь? Мы же над облаками? Я попробовал <text:span text:style-name="T16">жидкость на вкус. Хм. Солёное. Что за хрень?</text:span></text:p>
      <text:p text:style-name="P30">Пегаска заложила широкую дугу и, наконец-то, выровнялась.</text:p>
      <text:p text:style-name="P26"/>
      <text:p text:style-name="P27"/>
      <text:p text:style-name="P3"/>
      <text:p text:style-name="P3"/>
      <text:p text:style-name="P8"/>
      <text:p text:style-name="P9">&lt; - Меня ослепило солнце!</text:p>
      <text:p text:style-name="P9">- Ослепило? Солнце? Вот в этом? - я осторожно снял с пегаски громадные противосолнечные очки. Две влажные дорожки протянулись по её скулам от глаз.</text:p>
      <text:p text:style-name="P9">- Не твоё дело! - пегаска сердито фыркнула. Вырвав у меня очки из рук, она развернулась на одном копыте и улетела.&gt;</text:p>
      <text:p text:style-name="P16"/>
      <text:h text:style-name="Heading_20_2" text:outline-level="2"><text:soft-page-break/>Идеи</text:h>
      <text:list xml:id="list1619629744409693694" text:style-name="L1">
        <text:list-item>
          <text:p text:style-name="P19">Книги:</text:p>
        </text:list-item>
      </text:list>
      <text:list xml:id="list4347346286429612247" text:style-name="L2">
        <text:list-item>
          <text:p text:style-name="P20">«Великие грифоны прошлого» - из канона (5<text:span text:style-name="T1">s8e)</text:span></text:p>
        </text:list-item>
        <text:list-item>
          <text:p text:style-name="P20">«Высшие заклинания в повседневном использовании: от песчинки до дворца»</text:p>
        </text:list-item>
        <text:list-item>
          <text:p text:style-name="P21">«Малоизвестные аспекты магии трансформаций»</text:p>
        </text:list-item>
        <text:list-item>
          <text:p text:style-name="P20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0">Дасти Вейфарер «Зебрианская культура, быт и фольклор»</text:p>
        </text:list-item>
        <text:list-item>
          <text:p text:style-name="P20">«Краткая история Эквестрии»</text:p>
        </text:list-item>
        <text:list-item>
          <text:p text:style-name="P20">«Шедевры архитектуры Эквестрии» с разделом о Кантерлотском Королевском Дворце</text:p>
        </text:list-item>
        <text:list-item>
          <text:p text:style-name="P20">«Великие дела и великие чары». Страница 893: …</text:p>
        </text:list-item>
        <text:list-item>
          <text:p text:style-name="P20">«<text:span text:style-name="T2">Природа Проклятий</text:span>» - обмен</text:p>
        </text:list-item>
        <text:list-item>
          <text:p text:style-name="P20"><text:span text:style-name="T2">«Магия для Чайников»</text:span> - обмен</text:p>
        </text:list-item>
        <text:list-item>
          <text:p text:style-name="P20"><text:span text:style-name="T2">«Энциклопедия Арканум»</text:span> - обмен</text:p>
        </text:list-item>
        <text:list-item>
          <text:p text:style-name="P20">«О Гейсах» - обмен</text:p>
        </text:list-item>
        <text:list-item>
          <text:p text:style-name="P20">«<text:span text:style-name="T2">Тайны Тайных Наук</text:span>» - обмен</text:p>
        </text:list-item>
        <text:list-item>
          <text:p text:style-name="P21">«Основы Заклятий» - обмен</text:p>
        </text:list-item>
        <text:list-item>
          <text:p text:style-name="P20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460905150662341596" text:style-name="L3">
        <text:list-item>
          <text:p text:style-name="P22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2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3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2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2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2">Около 820-ти лет назад будущий маг Лайтнинг Стар поступил на обучение к наставнику Тииспоту</text:p>
        </text:list-item>
        <text:list-item>
          <text:p text:style-name="P22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<text:soft-page-break/>растение, если влить слишком много энергии или влив её слишком резко/грубо)</text:p>
        </text:list-item>
        <text:list-item>
          <text:p text:style-name="P22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2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2">У Селестии грива и хвост развеваются и переливаются от магического шампуня</text:p>
        </text:list-item>
        <text:list-item>
          <text:p text:style-name="P22">Тело Селестии очень крепкое — может выдержать несколько тонн земли</text:p>
        </text:list-item>
        <text:list-item>
          <text:p text:style-name="P22">Дискорд намного старше принцесс, его магия сильнее ихней на голову</text:p>
        </text:list-item>
        <text:list-item>
          <text:p text:style-name="P22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2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2">Самый главный враг сестёр и Дискорда — скука</text:p>
        </text:list-item>
        <text:list-item>
          <text:p text:style-name="P22">В Эквестрии на одного жеребца приходится четыре - пять кобыл</text:p>
        </text:list-item>
        <text:list-item>
          <text:p text:style-name="P22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2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2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2">Кроме Дискорда, старше сестёр ещё старейшина драконов</text:p>
        </text:list-item>
        <text:list-item>
          <text:p text:style-name="P22">Кэйденс не прожила и 60-ти лет и является низкорожденной</text:p>
        </text:list-item>
        <text:list-item>
          <text:p text:style-name="P22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2">Народ тихо фигел от нововведений и с ещё большим ожесточением продолжал делать по-своему</text:p>
        </text:list-item>
        <text:list-item>
          <text:p text:style-name="P22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2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2">Когда пони женятся, они обмениваются ножными браслетами</text:p>
        </text:list-item>
        <text:list-item>
          <text:p text:style-name="P22">Светилами, кроме сестёр, могут управлять единороги (группы), Дискорд, Твайлайт и Старсвирл</text:p>
        </text:list-item>
        <text:list-item>
          <text:p text:style-name="P22">Королева Кризалис — правительница Зелёной Долины</text:p>
        </text:list-item>
        <text:list-item>
          <text:p text:style-name="P22">Мать Луны и Селестии — аликорн Лорен. Мать Дискорда — Алиса (пони-человек)</text:p>
        </text:list-item>
        <text:list-item>
          <text:p text:style-name="P22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14T19:01:07.127246221</dc:date>
    <meta:editing-duration>P2DT10H41M55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5" meta:paragraph-count="114" meta:word-count="1893" meta:character-count="12399" meta:non-whitespace-character-count="10610"/>
  </office:meta>
</office:document-meta>
</file>